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erif" svg:font-family="'Droid Serif', Calibri, 'Times New Roman', serif"/>
    <style:font-face style:name="Lohit Hindi1" svg:font-family="'Lohit Hindi'"/>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796cm" table:align="left"/>
    </style:style>
    <style:style style:name="Table1.A" style:family="table-column">
      <style:table-column-properties style:column-width="1.998cm"/>
    </style:style>
    <style:style style:name="Table1.B" style:family="table-column">
      <style:table-column-properties style:column-width="0.797cm"/>
    </style:style>
    <style:style style:name="Table1.A1" style:family="table-cell">
      <style:table-cell-properties fo:padding-left="0cm" fo:padding-right="0cm" fo:padding-top="0.049cm" fo:padding-bottom="0.049cm" fo:border-left="none" fo:border-right="none" fo:border-top="1pt solid #c0504d" fo:border-bottom="1pt solid #c0504d"/>
    </style:style>
    <style:style style:name="Table1.A2" style:family="table-cell">
      <style:table-cell-properties fo:background-color="#efd3d2" fo:padding="0cm" fo:border="none">
        <style:background-image/>
      </style:table-cell-properties>
    </style:style>
    <style:style style:name="Table1.A3" style:family="table-cell">
      <style:table-cell-properties fo:padding="0cm" fo:border="none"/>
    </style:style>
    <style:style style:name="Table1.B3" style:family="table-cell">
      <style:table-cell-properties fo:padding="0cm" fo:border="none"/>
    </style:style>
    <style:style style:name="P1" style:family="paragraph" style:parent-style-name="Heading_20_4">
      <style:paragraph-properties fo:margin-top="0.529cm" fo:margin-bottom="0.212cm"/>
    </style:style>
    <style:style style:name="P2" style:family="paragraph" style:parent-style-name="Quotations">
      <style:paragraph-properties fo:margin-top="0cm" fo:margin-bottom="0cm"/>
    </style:style>
    <style:style style:name="P3" style:family="paragraph" style:parent-style-name="Standard">
      <style:paragraph-properties fo:text-align="center" style:justify-single-word="false"/>
    </style:style>
    <style:style style:name="P4" style:family="paragraph" style:parent-style-name="Standard">
      <style:paragraph-properties fo:margin-top="0.529cm" fo:margin-bottom="0.212cm"/>
    </style:style>
    <style:style style:name="P5" style:family="paragraph" style:parent-style-name="Text_20_body">
      <style:text-properties style:font-name="inherit"/>
    </style:style>
    <style:style style:name="P6" style:family="paragraph" style:parent-style-name="Text_20_body">
      <style:text-properties style:font-name="inherit" fo:font-weight="bold"/>
    </style:style>
    <style:style style:name="P7" style:family="paragraph" style:parent-style-name="Text_20_body">
      <style:paragraph-properties fo:text-align="start" style:justify-single-word="false"/>
      <style:text-properties style:font-name="inherit" fo:font-weight="bold"/>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fo:font-weight="bold"/>
    </style:style>
    <style:style style:name="P12" style:family="paragraph" style:parent-style-name="Text_20_body" style:list-style-name="L7"/>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8"/>
    <style:style style:name="P18" style:family="paragraph" style:parent-style-name="Text_20_body">
      <style:paragraph-properties fo:margin-top="0cm" fo:margin-bottom="0cm"/>
    </style:style>
    <style:style style:name="P19" style:family="paragraph" style:parent-style-name="Text_20_body">
      <style:paragraph-properties fo:margin-top="0cm" fo:margin-bottom="0cm"/>
      <style:text-properties style:font-name="inherit"/>
    </style:style>
    <style:style style:name="P20" style:family="paragraph" style:parent-style-name="Text_20_body">
      <style:paragraph-properties fo:margin-top="0cm" fo:margin-bottom="0cm" fo:text-align="center" style:justify-single-word="false"/>
      <style:text-properties style:font-name="inherit" fo:font-size="18pt"/>
    </style:style>
    <style:style style:name="P21" style:family="paragraph" style:parent-style-name="Text_20_body">
      <style:paragraph-properties fo:margin-top="0cm" fo:margin-bottom="0cm"/>
      <style:text-properties style:font-name="inherit" fo:font-size="18pt" fo:font-weight="bold"/>
    </style:style>
    <style:style style:name="P22" style:family="paragraph" style:parent-style-name="Text_20_body">
      <style:paragraph-properties fo:margin-top="0cm" fo:margin-bottom="0cm" fo:text-align="start" style:justify-single-word="false"/>
      <style:text-properties style:font-name="inherit"/>
    </style:style>
    <style:style style:name="P23" style:family="paragraph" style:parent-style-name="Text_20_body">
      <style:paragraph-properties fo:margin-top="0cm" fo:margin-bottom="0cm"/>
      <style:text-properties style:font-name="inherit" fo:font-weight="bold"/>
    </style:style>
    <style:style style:name="P24" style:family="paragraph" style:parent-style-name="Text_20_body">
      <style:paragraph-properties fo:margin-top="0cm" fo:margin-bottom="0cm" fo:line-height="115%"/>
      <style:text-properties style:font-name="inherit"/>
    </style:style>
    <style:style style:name="P25" style:family="paragraph" style:parent-style-name="Text_20_body">
      <style:paragraph-properties fo:margin-top="0cm" fo:margin-bottom="0cm"/>
      <style:text-properties style:font-name="inherit" fo:font-style="italic" fo:font-weight="bold"/>
    </style:style>
    <style:style style:name="P26" style:family="paragraph" style:parent-style-name="Text_20_body">
      <style:paragraph-properties fo:margin-top="0cm" fo:margin-bottom="0cm"/>
      <style:text-properties fo:font-weight="bold"/>
    </style:style>
    <style:style style:name="P27" style:family="paragraph" style:parent-style-name="Text_20_body">
      <style:paragraph-properties fo:margin-top="0cm" fo:margin-bottom="0cm" fo:text-align="start" style:justify-single-word="false"/>
      <style:text-properties fo:font-weight="bold"/>
    </style:style>
    <style:style style:name="P28" style:family="paragraph" style:parent-style-name="Text_20_body" style:list-style-name="L4">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6">
      <style:paragraph-properties fo:margin-top="0cm" fo:margin-bottom="0cm"/>
    </style:style>
    <style:style style:name="P31" style:family="paragraph" style:parent-style-name="Text_20_body">
      <style:paragraph-properties fo:margin-top="0cm" fo:margin-bottom="0cm"/>
      <style:text-properties fo:font-style="italic" fo:font-weight="bold"/>
    </style:style>
    <style:style style:name="P32" style:family="paragraph" style:parent-style-name="Text_20_body" style:list-style-name="L7">
      <style:paragraph-properties fo:margin-top="0cm" fo:margin-bottom="0cm"/>
    </style:style>
    <style:style style:name="P33" style:family="paragraph" style:parent-style-name="Text_20_body">
      <style:paragraph-properties fo:margin-top="0cm" fo:margin-bottom="0cm" fo:text-align="center" style:justify-single-word="false"/>
    </style:style>
    <style:style style:name="P34" style:family="paragraph" style:parent-style-name="Text_20_body" style:list-style-name="L13">
      <style:paragraph-properties fo:margin-top="0cm" fo:margin-bottom="0cm"/>
    </style:style>
    <style:style style:name="P35" style:family="paragraph" style:parent-style-name="Text_20_body">
      <style:paragraph-properties fo:margin-top="0cm" fo:margin-bottom="0cm" fo:text-align="center" style:justify-single-word="false"/>
      <style:text-properties fo:font-size="18pt" fo:font-weight="bold"/>
    </style:style>
    <style:style style:name="P36" style:family="paragraph" style:parent-style-name="Text_20_body" style:list-style-name="L14">
      <style:paragraph-properties fo:margin-top="0cm" fo:margin-bottom="0cm"/>
    </style:style>
    <style:style style:name="P37" style:family="paragraph" style:parent-style-name="Text_20_body">
      <style:paragraph-properties fo:margin-top="0cm" fo:margin-bottom="0cm" fo:text-align="center" style:justify-single-word="false"/>
      <style:text-properties fo:color="#660000" fo:font-size="18pt" style:text-underline-style="solid" style:text-underline-width="auto" style:text-underline-color="font-color" fo:font-weight="bold"/>
    </style:style>
    <style:style style:name="P38" style:family="paragraph" style:parent-style-name="Text_20_body">
      <style:paragraph-properties fo:margin-top="0cm" fo:margin-bottom="0cm" fo:text-align="center" style:justify-single-word="false"/>
      <style:text-properties fo:color="#660000" fo:font-size="18pt" style:text-underline-style="solid" style:text-underline-width="auto" style:text-underline-color="font-color"/>
    </style:style>
    <style:style style:name="P39" style:family="paragraph" style:parent-style-name="Text_20_body">
      <style:paragraph-properties fo:margin-top="0cm" fo:margin-bottom="0cm"/>
      <style:text-properties fo:color="#660000" fo:font-style="italic" fo:font-weight="bold"/>
    </style:style>
    <style:style style:name="P40" style:family="paragraph" style:parent-style-name="Text_20_body">
      <style:paragraph-properties fo:margin-top="0cm" fo:margin-bottom="0cm" fo:text-align="start" style:justify-single-word="false"/>
    </style:style>
    <style:style style:name="P41" style:family="paragraph" style:parent-style-name="Text_20_body" style:list-style-name="L15">
      <style:paragraph-properties fo:margin-top="0cm" fo:margin-bottom="0cm"/>
    </style:style>
    <style:style style:name="P42" style:family="paragraph" style:parent-style-name="Text_20_body" style:list-style-name="L16">
      <style:paragraph-properties fo:margin-top="0cm" fo:margin-bottom="0cm"/>
    </style:style>
    <style:style style:name="P43" style:family="paragraph" style:parent-style-name="Text_20_body" style:list-style-name="L18">
      <style:paragraph-properties fo:margin-top="0cm" fo:margin-bottom="0cm"/>
    </style:style>
    <style:style style:name="P44" style:family="paragraph" style:parent-style-name="Text_20_body">
      <style:paragraph-properties fo:margin-top="0cm" fo:margin-bottom="0cm" style:writing-mode="lr-tb"/>
    </style:style>
    <style:style style:name="P45" style:family="paragraph" style:parent-style-name="Text_20_body">
      <style:paragraph-properties fo:margin-top="0.318cm" fo:margin-bottom="0.212cm" style:line-height-at-least="0.582cm"/>
    </style:style>
    <style:style style:name="P46" style:family="paragraph" style:parent-style-name="Text_20_body">
      <style:paragraph-properties fo:margin-top="0.529cm" fo:margin-bottom="0.212cm"/>
    </style:style>
    <style:style style:name="P47" style:family="paragraph" style:parent-style-name="Text_20_body">
      <style:paragraph-properties fo:padding="0cm" fo:border="none"/>
    </style:style>
    <style:style style:name="P48" style:family="paragraph" style:parent-style-name="Table_20_Contents">
      <style:paragraph-properties fo:margin-top="0cm" fo:margin-bottom="0cm"/>
      <style:text-properties fo:color="#943634" fo:font-weight="bold"/>
    </style:style>
    <style:style style:name="P49" style:family="paragraph">
      <style:paragraph-properties fo:text-align="start"/>
      <style:text-properties style:text-line-through-style="none" fo:font-family="'Droid Sans Mono'" style:font-family-generic="modern" style:font-pitch="fixed" fo:font-size="10pt" fo:font-style="normal" style:text-underline-style="none"/>
    </style:style>
    <style:style style:name="T1" style:family="text">
      <style:text-properties fo:font-variant="normal" fo:text-transform="none" fo:color="#888888" style:font-name="Droid Serif" fo:font-size="10.5pt" fo:font-style="normal" fo:font-weight="normal"/>
    </style:style>
    <style:style style:name="T2" style:family="text">
      <style:text-properties style:font-name="inherit"/>
    </style:style>
    <style:style style:name="T3" style:family="text">
      <style:text-properties style:font-name="inherit" fo:font-weight="bold"/>
    </style:style>
    <style:style style:name="T4" style:family="text">
      <style:text-properties fo:font-weight="bold"/>
    </style:style>
    <style:style style:name="T5" style:family="text">
      <style:text-properties fo:font-style="italic"/>
    </style:style>
    <style:style style:name="T6" style:family="text">
      <style:text-properties fo:font-style="italic" fo:font-weight="bold"/>
    </style:style>
    <style:style style:name="T7" style:family="text">
      <style:text-properties fo:background-color="#ffffff"/>
    </style:style>
    <style:style style:name="T8" style:family="text">
      <style:text-properties fo:font-size="18pt"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apply-filter="true" form:control-implementation="ooo:com.sun.star.form.component.Form" office:target-frame="" xlink:href="../../../../search" xlink:type="simple">
          <form:properties>
            <form:property form:property-name="PropertyChangeNotificationEnabled" office:value-type="boolean" office:boolean-value="true"/>
          </form:properties>
          <form:text form:name="q" form:control-implementation="ooo:com.sun.star.form.component.TextField" xml:id="control1" form:id="control1" form:current-value="Search" form:value="Search" form:convert-empty-to-null="true">
            <form:properties>
              <form:property form:property-name="DefaultControl" office:value-type="string" office:string-value="com.sun.star.form.control.TextField"/>
            </form:properties>
          </form:text>
        </form:form>
        <form:form form:apply-filter="true" form:method="post" form:control-implementation="ooo:com.sun.star.form.component.Form" office:target-frame="popupwindow" xlink:href="http://tinyletter.com/sysnetnote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J_FL_Cover" text:anchor-type="page" text:anchor-page-number="1" svg:x="0cm" svg:y="0cm" svg:width="0.041cm" draw:z-index="0">
        <draw:text-box fo:min-height="0.041cm">
          <text:p text:style-name="Text_20_body"/>
        </draw:text-box>
      </draw:frame>
      <draw:frame draw:style-name="fr1" draw:name="FJ_FL_Cover" text:anchor-type="page" text:anchor-page-number="1" svg:x="0cm" svg:y="0cm" svg:width="0.041cm" draw:z-index="13">
        <draw:text-box fo:min-height="0.041cm">
          <text:p text:style-name="Text_20_body"/>
        </draw:text-box>
      </draw:frame>
      <text:p text:style-name="Standard"/>
      <text:section text:style-name="Sect1" text:name="content">
        <text:section text:style-name="Sect1" text:name="Blog1">
          <text:section text:style-name="Sect1" text:name="post-body-3409300605687122608">
            <text:p text:style-name="P20">EIGRP (Enhanced Interior Gateway Routing Protocol)</text:p>
            <text:p text:style-name="P22"/>
            <text:p text:style-name="P7">Important points about EIGRP</text:p>
            <text:list xml:id="list1696119305" text:style-name="L4">
              <text:list-item>
                <text:p text:style-name="P28"><text:span text:style-name="T2">EIGRP  is  a Cisco proprietary protocol which means it will work only on Cisco routers.</text:span> </text:p>
              </text:list-item>
              <text:list-item>
                <text:p text:style-name="P28"><text:span text:style-name="T2">EIGRP is also called advanced distance vector or Hybrid routing protocol.</text:span> </text:p>
              </text:list-item>
              <text:list-item>
                <text:p text:style-name="P28"><text:span text:style-name="T2">Multicast or unicast is used for exchange of information.</text:span> </text:p>
              </text:list-item>
              <text:list-item>
                <text:p text:style-name="P28"><text:span text:style-name="T2">Multiple network layer protocols are supported.</text:span> </text:p>
              </text:list-item>
              <text:list-item>
                <text:p text:style-name="P28"><text:span text:style-name="T2">100% loop-free.</text:span> </text:p>
              </text:list-item>
              <text:list-item>
                <text:p text:style-name="P28">By default,EIGRP will limit itself to use no more than 50% of the interface bandwidth </text:p>
              </text:list-item>
              <text:list-item>
                <text:p text:style-name="P28"><text:span text:style-name="T2">Maximum Hop-Count is 224[ 100 by default]</text:span> </text:p>
              </text:list-item>
              <text:list-item>
                <text:p text:style-name="P28"><text:span text:style-name="T2">EIGRP is classless protocol</text:span> </text:p>
              </text:list-item>
              <text:list-item>
                <text:p text:style-name="P28"><text:span text:style-name="T2">EIGRP supports VLSM and authentication</text:span> </text:p>
              </text:list-item>
              <text:list-item>
                <text:p text:style-name="P28"><text:span text:style-name="T2">EIGRP uses Diffusing Update Algorithm (DUAL) to determine the best path among all “feasible” paths. DUAL also helps ensure a loop-free routing environment.</text:span> </text:p>
              </text:list-item>
              <text:list-item>
                <text:p text:style-name="P28"><text:span text:style-name="T2">EIGRP will form neighbor relationships with adjacent routers in the same Autonomous System (AS)</text:span> </text:p>
              </text:list-item>
              <text:list-item>
                <text:p text:style-name="P28"><text:span text:style-name="T2">EIGRP uses RTP (Reliable Transport Protocol) and its function is to deliver EIGRP</text:span> </text:p>
              </text:list-item>
              <text:list-item>
                <text:p text:style-name="P28"><text:span text:style-name="T2">packets between neighbors in a reliable and ordered way.</text:span> </text:p>
              </text:list-item>
              <text:list-item>
                <text:p text:style-name="P28"><text:span text:style-name="T2">All EIGRP routing information are exchanged between neighbors via multicast using  the address </text:span><text:span text:style-name="T3">224.0.0.10</text:span> </text:p>
              </text:list-item>
              <text:list-item>
                <text:p text:style-name="P28"><text:span text:style-name="T2">EIGRP routers do not send periodic, full-table routing updates.  Updates are sent when a change occurs, and include only the change</text:span> </text:p>
              </text:list-item>
              <text:list-item>
                <text:p text:style-name="P28"><text:span text:style-name="T2">K-Values are used for calculating metric. By default EIGRP consider k1 and k3 only</text:span> </text:p>
              </text:list-item>
              <text:list-item>
                <text:p text:style-name="P28"><text:span text:style-name="T2">EIGRP having internal Administrative distance as 90 and external AD as 170</text:span>  </text:p>
              </text:list-item>
              <text:list-item>
                <text:p text:style-name="P28"><text:span text:style-name="T2">EIGRP summary route AD value is 5</text:span> </text:p>
              </text:list-item>
              <text:list-item>
                <text:p text:style-name="P28">In EIGRP Summarization is enabled by default."<text:span text:style-name="T4">No auto-summary</text:span>" command is needed because by default EIGRP will behave like a classfull routing protocol which means it won’t advertise the subnet mask along the routing information. For example 1.1.1.0/24 and 2.2.2.0/24 will be advertised as 1.0.0.0/8 and 2.0.0.0/8. Disabling auto-summary will ensure EIGRP sends the subnet mask along. </text:p>
              </text:list-item>
              <text:list-item>
                <text:p text:style-name="P28">EIGRP converges rapidly after link failure </text:p>
              </text:list-item>
              <text:list-item>
                <text:p text:style-name="P28">EIGRP can load balance on both equal and unequal cost paths."<text:span text:style-name="T6">Variance"</text:span> command is used to configure load balancing </text:p>
              </text:list-item>
              <text:list-item>
                <text:p text:style-name="P28">EIGRP supports up to 6 loop-free paths with a metric lowers than the product of variance and the best metric </text:p>
              </text:list-item>
              <text:list-item>
                <text:p text:style-name="P28">Manual summarization can be enabled at any interface  </text:p>
              </text:list-item>
              <text:list-item>
                <text:p text:style-name="P28">If a packet is not acknowledged,EIGRP re transmit the packet to the non responding neighbor as a unicast.No other traffic is sent to this neighbor until it responds.After 16 unacknowledged re-transmissions,the neighbor is removed from the neighbor table </text:p>
              </text:list-item>
              <text:list-item>
                <text:p text:style-name="P28">The process of neighbor discovery and route exchange between two EIGRP router is as follows </text:p>
                <text:list>
                  <text:list-item>
                    <text:p text:style-name="P28"><text:soft-page-break/>Router A sends out a hello </text:p>
                  </text:list-item>
                  <text:list-item>
                    <text:p text:style-name="P28">Router B sends back a hello and an update.The update contains routing information </text:p>
                  </text:list-item>
                  <text:list-item>
                    <text:p text:style-name="P28">Router A acknowledges the update </text:p>
                  </text:list-item>
                  <text:list-item>
                    <text:p text:style-name="P28">Router A sends its update </text:p>
                  </text:list-item>
                  <text:list-item>
                    <text:p text:style-name="P28">Router B acknowledges </text:p>
                  </text:list-item>
                </text:list>
              </text:list-item>
              <text:list-item>
                <text:p text:style-name="P8"> A neighbor is considered as lost if no hello is relieved within 3 hello periods </text:p>
              </text:list-item>
            </text:list>
            <text:p text:style-name="P23">Why do we call EIGRP an advanced distance vector or hybrid routing protocol?</text:p>
            <text:p text:style-name="P18"><text:span text:style-name="T2">Because it shares features of both distance vector and link state protocols. For example  EIGRP advertise routes to directly connected neighbors  like a distance vector protocols and it uses a series of tables like link state protocols</text:span> </text:p>
            <text:p text:style-name="P19"/>
            <text:p text:style-name="Text_20_body"><text:span text:style-name="T3">Advantages of EIGRP</text:span> </text:p>
            <text:list xml:id="list1700666203" text:style-name="L5">
              <text:list-item>
                <text:p text:style-name="P29"><text:span text:style-name="T2">EIGRP uses AS (Autonomous system) number ranging from  1-65535 to identify collection of routers that share same information.</text:span> </text:p>
              </text:list-item>
              <text:list-item>
                <text:p text:style-name="P29"><text:span text:style-name="T2">EIGRP have less convergent time and is more efficient</text:span> </text:p>
              </text:list-item>
              <text:list-item>
                <text:p text:style-name="P29"><text:span text:style-name="T2">EIGRP supports both auto and manual route summarization</text:span> </text:p>
              </text:list-item>
              <text:list-item>
                <text:p text:style-name="P29"><text:span text:style-name="T2">Supports multiple routed protocols like IP ,IPX and apple talks</text:span> </text:p>
              </text:list-item>
              <text:list-item>
                <text:p text:style-name="P29"><text:span text:style-name="T2">EIGRP converges rapidly in the event of link failure</text:span> </text:p>
              </text:list-item>
              <text:list-item>
                <text:p text:style-name="P9"><text:span text:style-name="T2">EIGRP can load balance equal and unequal cost path.By default EIGRP supports 4 load balancing path.It can be extended to 6 paths</text:span>  </text:p>
              </text:list-item>
            </text:list>
            <text:p text:style-name="P18"><text:span text:style-name="T3">EIGRP Packet types</text:span> </text:p>
            <text:p text:style-name="P5"><text:span text:style-name="T4">There </text:span>are 5 packet types </text:p>
            <text:list xml:id="list234603846" text:style-name="L6">
              <text:list-item>
                <text:p text:style-name="P30"><text:span text:style-name="T3">Hello Packet</text:span><text:span text:style-name="T2"> – In normal scenarios  Hello packets are send in 5 seconds .Hello packets are send between directly connected neighbors. Hello packets are send as Multicast</text:span> </text:p>
              </text:list-item>
              <text:list-item>
                <text:p text:style-name="P30"><text:span text:style-name="T3">Update</text:span><text:span text:style-name="T2"> – Update packet are used to send triggered updates. EIGRP won’t send periodic updates like distance vector protocols. They  send triggered updates only when a chance is occurred .Update packets are send as Multicast or unicast</text:span> </text:p>
              </text:list-item>
              <text:list-item>
                <text:p text:style-name="P30"><text:span text:style-name="T3">Query</text:span><text:span text:style-name="T2"> – Query packets are send when the successor path is failed and there is no feasible successor (back up path).Query packets are send as multicast</text:span> </text:p>
              </text:list-item>
              <text:list-item>
                <text:p text:style-name="P30"><text:span text:style-name="T3">Reply</text:span><text:span text:style-name="T2"> – Reply for query packets. Reply packets are send as unicast</text:span> </text:p>
              </text:list-item>
              <text:list-item>
                <text:p text:style-name="P10"><text:span text:style-name="T3">ACK </text:span><text:span text:style-name="T2">– Ack packets are send as Acknowledgement for update and Reply packet. Send as Unicast</text:span> </text:p>
              </text:list-item>
            </text:list>
            <text:p text:style-name="P18"/>
            <text:p text:style-name="P18"> <text:span text:style-name="T3">NOTE :</text:span> <text:span text:style-name="T2">Hello packets don’t have to be acknowledged since EIGRP uses a holddown time. If a</text:span></text:p>
            <text:p text:style-name="P19">router doesn’t receive hello packets in an X amount of time it will drop the neighbor adjacency.</text:p>
            <text:p text:style-name="P18"/>
            <text:p text:style-name="P24"><text:span text:style-name="T4">Stuck in Active: </text:span><text:span text:style-name="T7">When a route (current successor) goes down, the router first checks its topology table for a feasible successor. If  backup path(feasible successor) is not present, it goes active(actively checking to find new route)  on </text:span><text:soft-page-break/><text:span text:style-name="T7">the that route to find a new successor by sending queries out to its neighbors requesting a path to the lost route. Such s</text:span>tate of router while waiting for a reply for a query packet is called <text:span text:style-name="T4">Stuck in Active</text:span>. In normal working condition router running EIGRP protocols is in passive state(P).If there is a failure in successor path and there is no back up path, then router will be in Active state(A).<text:span text:style-name="T7"> </text:span></text:p>
            <text:p text:style-name="P18"/>
            <text:p text:style-name="P23">Conditions to form EIGRP neighbors </text:p>
            <text:p text:style-name="P19">Must receive HELLO PACKET from neighbor router</text:p>
            <text:p text:style-name="P19">AS number must be same</text:p>
            <text:p text:style-name="P19">Must have identical K-values or Metric</text:p>
            <text:p text:style-name="P19">Adjacencies will not form unless the primary IP addresses on connecting interfaces are on the same subnet.</text:p>
            <text:p text:style-name="P18"/>
            <text:p text:style-name="P18"><text:span text:style-name="T3">EIGRP maintain 3 tables</text:span> </text:p>
            <text:p text:style-name="P18">•  <text:span text:style-name="T2">Neighbor table – list of all neighboring routers. Neighbors must belong to the same Autonomous System </text:span></text:p>
            <text:p text:style-name="P18">•  <text:span text:style-name="T2">Topology table – list of all routes in the Autonomous System </text:span></text:p>
            <text:p text:style-name="P18">•  <text:span text:style-name="T2">Routing table – contains the best route for each known network</text:span></text:p>
            <text:p text:style-name="P18"/>
            <text:p text:style-name="P18"><text:span text:style-name="T3">EIGRP Neighbors</text:span> </text:p>
            <text:p text:style-name="P19">EIGRP forms neighbor relationships, called adjacencies, with other routers in the same AS by exchanging Hello packets. Routers share routing information after forming adjacencies. Hello packets are sent as </text:p>
            <text:p text:style-name="P19">multicasts to address 224.0.0.10.  By default, EIGRP Hellos are sent every 5 seconds. On slower connections, EIGRP Hellos are sent every 60 seconds by default.</text:p>
            <text:p text:style-name="P18"/>
            <text:p text:style-name="P6">The EIGRP Hello timer can be adjusted on a per interface basis: </text:p>
            <text:p text:style-name="Quotations"><text:span text:style-name="T3">Router(config)#Interface fa 0/1<text:line-break/>Router(config-if)#  ip hello-interval eigrp 20 15 </text:span></text:p>
            <text:p text:style-name="P19">The above command allows us to change the hello timer to 15 seconds for Autonomous System 20.</text:p>
            <text:p text:style-name="P18"/>
            <text:p text:style-name="P19">In addition to the Hello timer, EIGRP neighbors have a Hold timer. The Hold timer indicates how long a router should wait before marking a neighbor inactive, if it stops receiving hello packets from that neighbor.  </text:p>
            <text:p text:style-name="P18"/>
            <text:p text:style-name="P19">By default, the Hold timer is three times the Hello timer. On high-speed links the timer is set to 15 seconds, and on slower links the timer is set to 180 seconds. </text:p>
            <text:p text:style-name="P18"/>
            <text:p text:style-name="P11"><text:span text:style-name="T2">The Hold timer can also be adjusted on a per interface basis:</text:span> </text:p>
            <text:p text:style-name="Quotations"><text:span text:style-name="T3">Router(config)#Interface fa 0/1<text:line-break/>Router(config-if)#  ip hold-interval eigrp 20 21</text:span><text:span text:style-name="T4"> </text:span></text:p>
            <text:p text:style-name="P19">The above command allows us to change the hold timer to 21 seconds for <text:soft-page-break/>Autonomous System 20.  </text:p>
            <text:p text:style-name="P18"/>
            <text:p text:style-name="P19">Changing the Hello timer does not automatically change the Hold timer. Additionally, Hello and Hold timers do not need to match between routers for an EIGRP neighbor relationship to form.</text:p>
            <text:p text:style-name="P18"/>
            <text:p text:style-name="P18"><text:span text:style-name="T3">Successor Path and Feasible Successor path</text:span> </text:p>
            <text:p text:style-name="P19">EIGRP enabled routers will send HELLO Packets to each other and become neighbors. EIGRP neighbors will exchange routing information which will be saved in the topology table. The best path from the topology table will be copied in the routing table. Such path are called Successor. Metric of the successor path is called Feasible distance.</text:p>
            <text:p text:style-name="P18"/>
            <text:p text:style-name="P18"><text:span text:style-name="T2">After finding the successor path ,EIGRP will find another path as a back up path to successor to give redundancy is called Feasible successor. The metric used to find  feasible successor is called Advertised distance (AD) or Reported distance (RD).This Advertised distance (AD) is the distance between neighbor of the source and destination .</text:span> </text:p>
            <text:p text:style-name="P19">In short,</text:p>
            <text:p text:style-name="P19"><text:span text:style-name="T4">Advertised distance:</text:span> How far the destination is away for your neighbor. </text:p>
            <text:p text:style-name="P19"><text:span text:style-name="T4">Feasible distance:</text:span> The total distance to the destination.  </text:p>
            <text:p text:style-name="P19"><text:span text:style-name="T4">successor :</text:span> The best path to the destination</text:p>
            <text:p text:style-name="P18"/>
            <text:p text:style-name="P23">Condition for choosing Feasible successor</text:p>
            <text:p text:style-name="P18"><text:span text:style-name="T2">Advertised distance (AD) must be less than the metric of successor path</text:span> </text:p>
            <text:p text:style-name="P25">Advertised distance of feasible successor &lt; Feasible distance of successor.</text:p>
            <text:p text:style-name="P18"/>
            <text:p text:style-name="P19">Note : While calculation best paths, one thing you must keep in mind is  Split horizon rule which states “<text:span text:style-name="T6">whatever you learn on an interface you don’t advertise back out of the same interface.”</text:span></text:p>
            <text:p text:style-name="P18"/>
            <text:p text:style-name="P19">Feasible Successors provide EIGRP with redundancy, without forcing routers to re-converge when a topology change occurs. If no Feasible Successor exists and a link fails, a route will enter an Active (converging) state until an alternate route is found.</text:p>
            <text:p text:style-name="P18"/>
            <text:p text:style-name="P18"><text:span text:style-name="T3">EIGRP Route States</text:span> </text:p>
            <text:p text:style-name="P19">An EIGRP route can exist in one of two states, in the topology table: </text:p>
            <text:p text:style-name="P18">•  <text:span text:style-name="T2">Active state </text:span></text:p>
            <text:p text:style-name="P18">•  <text:span text:style-name="T2">Passive State </text:span></text:p>
            <text:p text:style-name="P18"/>
            <text:p text:style-name="P19">A Passive state indicates that a route is reachable, and that EIGRP is fully converged. A stable EIGRP network will have all routes in a Passive state. </text:p>
            <text:p text:style-name="P18"/>
            <text:p text:style-name="P19">A route is placed in an Active state when the Successor and any Feasible Successors fail, forcing the EIGRP to send out Query packets and re-converge. Multiple routes in an Active state indicate an unstable EIGRP network. If a Feasible <text:soft-page-break/>Successor exists, a route should never enter an Active </text:p>
            <text:p text:style-name="P19">state.</text:p>
            <text:p text:style-name="P18"/>
            <text:p text:style-name="P5">You can check the status of states by using </text:p>
            <text:p text:style-name="Quotations"><text:span text:style-name="T3">Router#  show ip eigrp topology</text:span> </text:p>
            <text:p text:style-name="P5">To view only active routes in the topology table:  </text:p>
            <text:p text:style-name="Quotations"><text:span text:style-name="T3">Router#  show ip eigrp topology active</text:span> </text:p>
            <text:p text:style-name="P18"><text:span text:style-name="T3">EIGRP Metrics</text:span> </text:p>
            <text:p text:style-name="P19">EIGRP can utilize 5 separate metrics to determine the best route to a </text:p>
            <text:p text:style-name="P5">destination: </text:p>
            <text:list xml:id="list879447759" text:style-name="L7">
              <text:list-item>
                <text:p text:style-name="P32"><text:span text:style-name="T2">Bandwidth (K1)</text:span> </text:p>
              </text:list-item>
              <text:list-item>
                <text:p text:style-name="P32"><text:span text:style-name="T2">Load (K2</text:span> </text:p>
              </text:list-item>
              <text:list-item>
                <text:p text:style-name="P32"><text:span text:style-name="T2">Delay of the Line (K3</text:span> </text:p>
              </text:list-item>
              <text:list-item>
                <text:p text:style-name="P32"><text:span text:style-name="T2">Reliability (K4)</text:span> </text:p>
              </text:list-item>
              <text:list-item>
                <text:p text:style-name="P12"><text:span text:style-name="T2">MTU (K5)</text:span> </text:p>
              </text:list-item>
            </text:list>
            <text:p text:style-name="P18"/>
            <text:p text:style-name="P18"><text:span text:style-name="T2">By default, only Bandwidth and Delay of the Line are used</text:span> </text:p>
            <text:p text:style-name="P19">K1 = 1, K2 = 0, K3 = 1, K4 = 0, K5 = 0</text:p>
            <text:p text:style-name="P18"/>
            <text:p text:style-name="P23">Graceful Shutdown</text:p>
            <text:p text:style-name="Text_20_body"><text:span text:style-name="T2">When an EIGRP process is shut down, the router sends out “goodbye” messages to its neighbors (in the form of hello packets).   The neighbors can then immediately begin recalculating paths to destinations that went through the shutdown router without having to wait for the hold timer to expire.</text:span><text:line-break/><text:span text:style-name="T2"><text:line-break/></text:span></text:p>
            <text:p text:style-name="P18"/>
            <text:p text:style-name="P21">Interview Questions </text:p>
            <text:p text:style-name="P19">What is EIGRP?</text:p>
            <text:p text:style-name="P19">What are the different tables in EIGRP?</text:p>
            <text:p text:style-name="P19">Why EIGRP is called hybrid protocol</text:p>
            <text:p text:style-name="P19">What are the different packets in EIGRP?</text:p>
            <text:p text:style-name="P19">What are the advantages of EIGRP other routing protocol ?</text:p>
            <text:p text:style-name="P19">What type of Authentication is supported by EIGRP ?</text:p>
            <text:p text:style-name="P19">What is the use of "variance" Command in EIGRP?</text:p>
            <text:p text:style-name="P19">Internal and external Administrative distance in EIGRP ?</text:p>
            <text:p text:style-name="P19">What is Feasible successor ?</text:p>
            <text:p text:style-name="P19">What is Advertised distance ?</text:p>
            <text:p text:style-name="P19">What is successor  ?</text:p>
            <text:p text:style-name="P19">What is the muticast address used by EIGRP to send Hello packets ?</text:p>
            <text:p text:style-name="P19">What is "Stuck in Active" ?</text:p>
            <text:p text:style-name="P19">what is "Graceful shutdown" ?</text:p>
            <text:p text:style-name="P19">what is "Goodbye" message recieved in EIGRP ?</text:p>
            <text:p text:style-name="P19"><text:soft-page-break/>Maximum path load balanced by EIGRP ?</text:p>
            <text:p text:style-name="P19">How EIGRP support unequal load balancing ?</text:p>
            <text:p text:style-name="P19">What happen when we enable passive interface in EIGRP ?</text:p>
            <text:p text:style-name="P19">Conditions for EIGRP neigbours</text:p>
            <text:p text:style-name="P19">what is meant by active and passive states in EIGRP ?</text:p>
            <text:p text:style-name="P5">What are the different K-values used in EIGRP ?</text:p>
            <text:h text:style-name="P1" text:outline-level="4"/>
            <text:p text:style-name="P4"><draw:a xlink:type="simple" xlink:href="mailto:shabeeribm@gmail.com"><draw:frame draw:style-name="fr2" draw:name="graphics1" text:anchor-type="as-char" svg:width="1.058cm" svg:height="4.498cm" draw:z-index="14"><draw:image xlink:href="http://2.bp.blogspot.com/--vuieai7-4s/Twm8UiIon4I/AAAAAAAAAQU/PZpTmVDCt58/s200/floating%2Bcontact%2Bme%2Bbutton.png" xlink:type="simple" xlink:show="embed" xlink:actuate="onLoad"/></draw:frame></draw:a> </text:p>
            <text:section text:style-name="Sect1" text:name="header">
              <text:p text:style-name="Standard"/>
              <text:section text:style-name="Sect1" text:name="Header1">
                <text:p text:style-name="Standard"/>
                <text:section text:style-name="Sect1" text:name="header-inner">
                  <text:h text:style-name="Heading_20_1" text:outline-level="1"><text:a xlink:type="simple" xlink:href="http://sysnetnotes.blogspot.in/">Sysnet Notes</text:a> </text:h>
                  <text:p text:style-name="Text_20_body">System and Networking Notes with Interview Questions</text:p>
                </text:section>
              </text:section>
            </text:section>
            <text:section text:style-name="Sect1" text:name="header-right">
              <text:p text:style-name="Standard"/>
              <text:section text:style-name="Sect1" text:name="HTML3">
                <text:p text:style-name="Text_20_body"><draw:control text:anchor-type="as-char" draw:z-index="1" draw:style-name="gr1" draw:text-style-name="P49" svg:width="5.398cm" svg:height="0.821cm" draw:control="control1"/> </text:p>
              </text:section>
            </text:section>
            <text:section text:style-name="Sect1" text:name="main-nav-main">
              <text:p text:style-name="Standard"/>
              <text:section text:style-name="Sect1" text:name="HTML99">
                <text:p text:style-name="Text_20_body"/>
              </text:section>
            </text:section>
            <text:section text:style-name="Sect1" text:name="Section1">
              <text:p text:style-name="Standard"><text:bookmark text:name="content"/></text:p>
              <text:section text:style-name="Sect1" text:name="HTML10">
                <text:p text:style-name="Standard"/>
                <text:section text:style-name="Sect1" text:name="wcdropdown">
                  <text:p text:style-name="Standard"/>
                  <text:section text:style-name="Sect1" text:name="wcddmenu">
                    <text:list xml:id="list78123468" text:style-name="L13">
                      <text:list-item>
                        <text:p text:style-name="P34"><text:a xlink:type="simple" xlink:href="http://sysnetnotes.blogspot.in/2013/07/spanning-tree-protocol-stp-ieee-8021d.html#">Home &gt;</text:a> </text:p>
                        <text:list>
                          <text:list-item>
                            <text:p text:style-name="P34"><text:a xlink:type="simple" xlink:href="http://sysnetnotes.blogspot.in/">Home</text:a> </text:p>
                          </text:list-item>
                          <text:list-item>
                            <text:p text:style-name="P34"><text:a xlink:type="simple" xlink:href="http://sysnetnotes.blogspot.in/p/index.html" office:target-frame-name="_blank" xlink:show="new">Index</text:a> </text:p>
                          </text:list-item>
                        </text:list>
                      </text:list-item>
                      <text:list-item>
                        <text:p text:style-name="P34"><text:a xlink:type="simple" xlink:href="http://sysnetnotes.blogspot.in/p/home.html">Cisco Notes </text:a></text:p>
                      </text:list-item>
                      <text:list-item>
                        <text:p text:style-name="P34"><text:a xlink:type="simple" xlink:href="http://sysnetnotes.blogspot.com/p/popular-posts.html">Popular Posts</text:a> </text:p>
                      </text:list-item>
                      <text:list-item>
                        <text:p text:style-name="P34"><text:a xlink:type="simple" xlink:href="http://sysnetnotes.blogspot.in/2013/07/spanning-tree-protocol-stp-ieee-8021d.html#">Interview &gt;</text:a> </text:p>
                        <text:list>
                          <text:list-item>
                            <text:p text:style-name="P34"><text:a xlink:type="simple" xlink:href="http://sysnetnotes.blogspot.com/2013/06/ccna-ccnp-interview-questions_24.html">Interview Questions</text:a> </text:p>
                          </text:list-item>
                          <text:list-item>
                            <text:p text:style-name="P34"><text:a xlink:type="simple" xlink:href="http://sysnetnotes.blogspot.com/2013/05/tips-for-preparing-for-interview.html">Interview Preparation</text:a> </text:p>
                          </text:list-item>
                        </text:list>
                      </text:list-item>
                      <text:list-item>
                        <text:p text:style-name="P34"><text:a xlink:type="simple" xlink:href="http://sysnetnotes.blogspot.in/2013/07/spanning-tree-protocol-stp-ieee-8021d.html#">Routing &gt;</text:a> </text:p>
                        <text:list>
                          <text:list-item>
                            <text:p text:style-name="P34"><text:a xlink:type="simple" xlink:href="http://sysnetnotes.blogspot.in/search/label/Static%20routing">Static Routing</text:a> </text:p>
                          </text:list-item>
                          <text:list-item>
                            <text:p text:style-name="P34"><text:a xlink:type="simple" xlink:href="http://sysnetnotes.blogspot.in/search/label/OSPF">OSPF</text:a> </text:p>
                          </text:list-item>
                          <text:list-item>
                            <text:p text:style-name="P34"><text:a xlink:type="simple" xlink:href="http://sysnetnotes.blogspot.in/search/label/EIGRP">EIGRP</text:a> </text:p>
                          </text:list-item>
                          <text:list-item>
                            <text:p text:style-name="P34"><text:soft-page-break/><text:a xlink:type="simple" xlink:href="http://sysnetnotes.blogspot.in/search/label/BGP">BGP</text:a> </text:p>
                          </text:list-item>
                          <text:list-item>
                            <text:p text:style-name="P34"><text:a xlink:type="simple" xlink:href="http://sysnetnotes.blogspot.in/p/ccnp-route.html">CCNP Route</text:a> </text:p>
                          </text:list-item>
                        </text:list>
                      </text:list-item>
                      <text:list-item>
                        <text:p text:style-name="P34"><text:a xlink:type="simple" xlink:href="http://sysnetnotes.blogspot.in/2013/07/spanning-tree-protocol-stp-ieee-8021d.html#">Switching &gt;</text:a> </text:p>
                        <text:list>
                          <text:list-item>
                            <text:p text:style-name="P34"><text:a xlink:type="simple" xlink:href="http://sysnetnotes.blogspot.in/p/var-numposts-100var-standardstyling_1854.html">VLAN</text:a> </text:p>
                          </text:list-item>
                          <text:list-item>
                            <text:p text:style-name="P34"><text:a xlink:type="simple" xlink:href="http://sysnetnotes.blogspot.in/search/label/VTP">VTP</text:a> </text:p>
                          </text:list-item>
                          <text:list-item>
                            <text:p text:style-name="P34"><text:a xlink:type="simple" xlink:href="http://sysnetnotes.blogspot.in/search/label/STP">STP</text:a> </text:p>
                          </text:list-item>
                          <text:list-item>
                            <text:p text:style-name="P34"><text:a xlink:type="simple" xlink:href="http://sysnetnotes.blogspot.in/search/label/MPLS">MPLS</text:a> </text:p>
                          </text:list-item>
                          <text:list-item>
                            <text:p text:style-name="P34"><text:a xlink:type="simple" xlink:href="http://sysnetnotes.blogspot.in/p/var-numposts-100var-standardstyling_5.html">CCNP Switching</text:a> </text:p>
                          </text:list-item>
                        </text:list>
                      </text:list-item>
                      <text:list-item>
                        <text:p text:style-name="P34"><text:a xlink:type="simple" xlink:href="http://sysnetnotes.blogspot.in/2013/07/spanning-tree-protocol-stp-ieee-8021d.html#">More&gt; </text:a></text:p>
                        <text:list>
                          <text:list-item>
                            <text:p text:style-name="P34"><text:a xlink:type="simple" xlink:href="http://sysnetnotes.blogspot.in/search/label/short%20notes">Short Notes</text:a> </text:p>
                          </text:list-item>
                          <text:list-item>
                            <text:p text:style-name="P34"><text:a xlink:type="simple" xlink:href="http://sysnetnotes.blogspot.in/p/faq.html">FAQ</text:a> </text:p>
                          </text:list-item>
                          <text:list-item>
                            <text:p text:style-name="P34"><text:a xlink:type="simple" xlink:href="http://sysnetnotes.blogspot.in/search/label/Security">Security</text:a> </text:p>
                          </text:list-item>
                          <text:list-item>
                            <text:p text:style-name="P34"><text:a xlink:type="simple" xlink:href="http://sysnetnotes.blogspot.in/search/label/Configuration">Configuration</text:a> </text:p>
                          </text:list-item>
                          <text:list-item>
                            <text:p text:style-name="P13"><text:a xlink:type="simple" xlink:href="http://sysnetnotes.blogspot.in/search/label/MCP">Microsoft</text:a> </text:p>
                          </text:list-item>
                        </text:list>
                      </text:list-item>
                    </text:list>
                  </text:section>
                  <text:section text:style-name="Sect1" text:name="wctopdropsoc">
                    <text:p text:style-name="Standard"><draw:a xlink:type="simple" xlink:href="http://shabeeribm.in/" office:target-frame-name="_blank" xlink:show="new"><draw:frame draw:style-name="fr3" draw:name="graphics2" text:anchor-type="as-char" svg:width="2.05cm" svg:height="1.051cm" draw:z-index="2"><draw:image xlink:href="http://blog.talkingidentity.com/wp-content/uploads/2013/06/icon-aboutme.png" xlink:type="simple" xlink:show="embed" xlink:actuate="onLoad"/><svg:title>About Me</svg:title></draw:frame></draw:a> <draw:a xlink:type="simple" xlink:href="http://www.linkedin.com/in/shabeeribm" office:target-frame-name="_blank" xlink:show="new"><draw:frame draw:style-name="fr3" draw:name="graphics3" text:anchor-type="as-char" svg:width="2.05cm" svg:height="1.051cm" draw:z-index="3"><draw:image xlink:href="http://www.gmac.com/%7E/media/Images/gmac/icons/linkedin-32-2.png" xlink:type="simple" xlink:show="embed" xlink:actuate="onLoad"/><svg:title>Add on LinkedIn</svg:title></draw:frame></draw:a> <draw:a xlink:type="simple" xlink:href="http://www.facebook.com/sysnetnotes" office:target-frame-name="_blank" xlink:show="new"><draw:frame draw:style-name="fr3" draw:name="graphics4" text:anchor-type="as-char" svg:width="2.05cm" svg:height="1.051cm" draw:z-index="4"><draw:image xlink:href="http://iconbug.com/data/67/32/164cd9fc1c0872f65b0d062c50677d06.png" xlink:type="simple" xlink:show="embed" xlink:actuate="onLoad"/><svg:title>Join Us on Facebook</svg:title></draw:frame></draw:a> <draw:a xlink:type="simple" xlink:href="https://twitter.com/shabeeribm" office:target-frame-name="_blank" xlink:show="new"><draw:frame draw:style-name="fr3" draw:name="graphics5" text:anchor-type="as-char" svg:width="2.05cm" svg:height="1.051cm" draw:z-index="5"><draw:image xlink:href="http://www.rideuta.com/images/layout/twitter.png" xlink:type="simple" xlink:show="embed" xlink:actuate="onLoad"/><svg:title>Follow on Twitter</svg:title></draw:frame></draw:a> <draw:a xlink:type="simple" xlink:href="http://www.reddit.com/r/cisconotes/" office:target-frame-name="_blank" xlink:show="new"><draw:frame draw:style-name="fr3" draw:name="graphics6" text:anchor-type="as-char" svg:width="2.05cm" svg:height="1.051cm" draw:z-index="6"><draw:image xlink:href="http://www.tempestcarhire.co.za/images/social/top/reddit_32.png" xlink:type="simple" xlink:show="embed" xlink:actuate="onLoad"/><svg:title>About Me</svg:title></draw:frame></draw:a> </text:p>
                  </text:section>
                </text:section>
              </text:section>
              <text:section text:style-name="Sect1" text:name="Section2">
                <text:h text:style-name="Heading_20_1" text:outline-level="1"><text:bookmark text:name="Blog1"/>Spanning-tree protocol Notes with Interview Questions </text:h>
                <text:p text:style-name="P45"><text:span text:style-name="T1">by Shabeer ibm</text:span> </text:p>
                <text:section text:style-name="Sect1" text:name="post-body-429324749075478716">
                  <text:p text:style-name="P35">spanning-tree protocol (STP)</text:p>
                  <text:p text:style-name="P18"/>
                  <text:p text:style-name="P18"><text:span text:style-name="T4">What is Spanning tree ?</text:span><text:line-break/>spanning-tree protocol  is a protocol used in switching network to create a loop-free topology. STP is enabled by default on all VLANs on Catalyst switches. STP switches send BPDU’s (<text:a xlink:type="simple" xlink:href="http://sysnetnotes.blogspot.in/2013/07/bridge-protocol-data-unit-bpdu.html" office:target-frame-name="_blank" xlink:show="new">Bridge Protocol Data Units</text:a>) to each other to form their topology databases. <text:a xlink:type="simple" xlink:href="http://sysnetnotes.blogspot.in/2013/07/bridge-protocol-data-unit-bpdu.html" office:target-frame-name="_blank" xlink:show="new">BPDU’s </text:a>are sent out all ports every two seconds, are forwarded to a specific MAC multicast address: 0180.c200.0000.<text:line-break/><text:line-break/><text:span text:style-name="T4">What causes a loop in a switched network?</text:span><text:line-break/><text:span text:style-name="T4"><text:line-break/></text:span>When two switches connected via a single cable there will be no loops in switching network.Below topology is a example</text:p>
                  <text:p text:style-name="P18"/>
                  <text:p text:style-name="P33"><draw:a xlink:type="simple" xlink:href="http://4.bp.blogspot.com/-uQJzlDTJulo/UffHq0HmNrI/AAAAAAAAHgc/V9W1hw4JsHE/s1600/loop+free.jpg"><draw:frame draw:style-name="fr2" draw:name="graphics7" text:anchor-type="as-char" svg:width="8.467cm" svg:height="2.646cm" draw:z-index="7"><draw:image xlink:href="http://4.bp.blogspot.com/-uQJzlDTJulo/UffHq0HmNrI/AAAAAAAAHgc/V9W1hw4JsHE/s320/loop+free.jpg" xlink:type="simple" xlink:show="embed" xlink:actuate="onLoad"/></draw:frame></draw:a></text:p>
                  <text:p text:style-name="Text_20_body">Loops occur when we add redundancy to avoid single point failure(means connecting two switches via two or more cable to give back up in the case of a failure to one of the link).When a loop is introduced into the network, a highly destructive broadcast storm can develop within seconds and it will slow down or block off all other traffic.<text:line-break/><text:soft-page-break/><text:line-break/>Lets see how loop happening in below topology</text:p>
                  <text:p text:style-name="P33"><draw:a xlink:type="simple" xlink:href="http://1.bp.blogspot.com/-XAf7gOr8Lmw/UffHq-toBgI/AAAAAAAAHgg/zxju_vTOZLc/s1600/Image+2.jpg"><draw:frame draw:style-name="fr2" draw:name="graphics8" text:anchor-type="as-char" svg:width="8.467cm" svg:height="2.593cm" draw:z-index="8"><draw:image xlink:href="http://1.bp.blogspot.com/-XAf7gOr8Lmw/UffHq-toBgI/AAAAAAAAHgg/zxju_vTOZLc/s320/Image+2.jpg" xlink:type="simple" xlink:show="embed" xlink:actuate="onLoad"/></draw:frame></draw:a></text:p>
                  <text:p text:style-name="Text_20_body"/>
                  <text:list xml:id="list447141594" text:style-name="L14">
                    <text:list-item>
                      <text:p text:style-name="P36">Computer A which is connected to switch A sends an ARP request because it’s looking for the MAC address of a computer connected to switch B. An ARP request is a broadcast frame.  </text:p>
                    </text:list-item>
                    <text:list-item>
                      <text:p text:style-name="P36">Switch A will forward this broadcast frame on all it interfaces, except the link where the frame originated from.  </text:p>
                    </text:list-item>
                    <text:list-item>
                      <text:p text:style-name="P36">Switch B will receive both broadcast frames from switch A </text:p>
                    </text:list-item>
                    <text:list-item>
                      <text:p text:style-name="P36">Switch B will forward it out of every link except the interface where it originated from.  </text:p>
                    </text:list-item>
                    <text:list-item>
                      <text:p text:style-name="P36">This means that the frame that was received on Interface fa0/1 will be forwarded on Interface fa0/2.  </text:p>
                    </text:list-item>
                    <text:list-item>
                      <text:p text:style-name="P14">The frame that was received on Interface fa0/2 will be forwarded on Interface fa0/1. </text:p>
                    </text:list-item>
                  </text:list>
                  <text:p text:style-name="P18">So a loop will occur in the network.Both switches will keep forwarding over and over unitl we disconnect one of the cable or switch will crash due to overburden traffic</text:p>
                  <text:p text:style-name="P18"/>
                  <text:p text:style-name="P26">So how STP block or prevent loop ?</text:p>
                  <text:p text:style-name="P18">STP enabled switch will block port if a loop exist and blocked port will be activated again if needed.Check below topology</text:p>
                  <text:p text:style-name="P33"><draw:a xlink:type="simple" xlink:href="http://2.bp.blogspot.com/-UcCie_UjoSw/UffHrCs2PXI/AAAAAAAAHgs/RnJlwuk_t0c/s1600/Image+3.jpg"><draw:frame draw:style-name="fr2" draw:name="graphics9" text:anchor-type="as-char" svg:width="8.467cm" svg:height="2.461cm" draw:z-index="9"><draw:image xlink:href="http://2.bp.blogspot.com/-UcCie_UjoSw/UffHrCs2PXI/AAAAAAAAHgs/RnJlwuk_t0c/s320/Image+3.jpg" xlink:type="simple" xlink:show="embed" xlink:actuate="onLoad"/></draw:frame></draw:a></text:p>
                  <text:p text:style-name="P26">The STP Process</text:p>
                  <text:p text:style-name="P18">To maintain a loop-free environment, STP performs the following functions: </text:p>
                  <text:p text:style-name="P18">•  A Root Bridge is elected </text:p>
                  <text:p text:style-name="P18">•  Root Ports are identified </text:p>
                  <text:p text:style-name="P18">•  Designated Ports are identified </text:p>
                  <text:p text:style-name="P18">•  If a loop exists, a port is placed in Blocking state. If the loop is removed the blocked port is activated again. </text:p>
                  <text:p text:style-name="P18"/>
                  <text:p text:style-name="P18">If multiple loops exist in the switching environment, multiple ports will be placed in a blocking state</text:p>
                  <text:p text:style-name="P18"/>
                  <text:p text:style-name="P18">Switches exchange BPDU’s to perform the election process. By default, all switches “believe” they are the Root Bridge, until a switch with a lower Bridge ID is discovered. Root Bridge elections are a continuous process. If a new switch with a lower Bridge ID is added to the topology, it will be elected as the new Root Bridge.</text:p>
                  <text:p text:style-name="P18"/>
                  <text:p text:style-name="P37">Electing an STP Root Bridge</text:p>
                  <text:p text:style-name="P18">First STP has to elect a root bridge from the network.The root bridge is the switch with the lowest bridge identifier(Bridge-ID)</text:p>
                  <text:p text:style-name="P18"><text:soft-page-break/></text:p>
                  <text:p text:style-name="P39">Bridge Identifier = Bridge priority + MAC Address </text:p>
                  <text:p text:style-name="P26"/>
                  <text:p text:style-name="P18"><text:span text:style-name="T5">In normal case bridge priority will be same for all switches (ie 32768 by default).Range of bridge priority is from 0 - 65535.</text:span><text:span text:style-name="T6">As all switches having same priority,Switches having lowest MAC address in the network will be elected as "ROOT Bridge".</text:span><text:span text:style-name="T5">One thing we must keep in mind is that, latest switches always having higher MAC address than old switches.So normally oldest switch in your network or datacenter might be elected as Root bridge instead of new switch.To avoid this we can change default bridge priority of switches.</text:span><text:line-break/><text:span text:style-name="T5"><text:line-break/></text:span><text:span text:style-name="T4">We can elect Root bridge manually by two method</text:span>.<text:line-break/><text:line-break/>The spanning-tree vlan root primary command is the first one</text:p>
                  <text:p text:style-name="P2">Switch(config)#spanning-tree vlan &lt;Vlan Number&gt; root primary</text:p>
                  <text:p text:style-name="P18">spanning-tree vlan priority command is the second one</text:p>
                  <text:p text:style-name="P2">Switch(config)#spanning-tree vlan &lt;Vlan number&gt; priority 4096</text:p>
                  <text:p text:style-name="P26">Commands used in Spanning tree </text:p>
                  <text:p text:style-name="P2">Switch#show spanning-tree<text:line-break/>Switch#show spanning-tree summary<text:line-break/>Switch#debug spanning-tree<text:line-break/>Switch#debug spanning-tree events </text:p>
                  <text:p text:style-name="P18"><text:line-break/><text:span text:style-name="T4">NOTE : </text:span><text:span text:style-name="T5">We know default bridge priority is 32768.But in real environment,when you type command "</text:span><text:span text:style-name="T6">show spanning-tree</text:span><text:span text:style-name="T5">" you may see like below</text:span><text:line-break/><text:span text:style-name="T5"><text:line-break/></text:span><text:span text:style-name="T6">Bridge ID  Priority    32769  (priority 32768 sys-id-ext 1)</text:span><text:line-break/><text:span text:style-name="T6"><text:line-break/></text:span><text:span text:style-name="T5">The </text:span><text:span text:style-name="T6">sys-id-ext</text:span><text:span text:style-name="T5"> value that you see is the VLAN number. The priority is 32768 but spanning-tree will add the VLAN number 1 so we end up with priority value 32769( 32768+ 1 ).if its for VLAN 10 it may be like 32778 (32768 +10)</text:span></text:p>
                  <text:p text:style-name="P18">Interfaces that forward traffic are called <text:span text:style-name="T4">designated ports</text:span> in spanning-tree. On a root bridge the interfaces are always in forwarding mode because the non-root switches will need to find the root bridge.</text:p>
                  <text:p text:style-name="P18"> </text:p>
                  <text:p text:style-name="P38"><text:span text:style-name="T4">Identifying Root Ports</text:span> </text:p>
                  <text:p text:style-name="P18">After finding the root bridge,All other switches in the network(non-root bridges) have to find the shortest path to the root bridge.This shortest path to root bridge is find out by calculating path cost.Always lowest path cost is better.Path cost of a Gigabit interface is less than a fast Ethernet link.So STP will choose a Gigabit link over fast Ethernet. The interface that leads to the root bridge is called the <text:span text:style-name="T4">root port</text:span>.</text:p>
                  <text:p text:style-name="P18"/>
                  <text:p text:style-name="P31">Root port always forward traffic to the root bridge Each switch has only one Root Port, and the Root Bridge cannot have a Root Port.</text:p>
                  <text:p text:style-name="P18"/>
                  <text:p text:style-name="P18">Spanning-tree uses cost to determine the shortest path to the root bridge. The slower the interface, the higher the cost is. The path with the lowest cost will be used to reach the root bridge.Below is the cost table</text:p>
                  <text:p text:style-name="P18"/>
                  <text:p text:style-name="P27"><text:soft-page-break/>Cost</text:p>
                  <table:table table:name="Table1" table:style-name="Table1">
                    <table:table-column table:style-name="Table1.A"/>
                    <table:table-column table:style-name="Table1.B"/>
                    <table:table-row>
                      <table:table-cell table:style-name="Table1.A1" office:value-type="string">
                        <text:p text:style-name="P48">10 Mbit</text:p>
                      </table:table-cell>
                      <table:table-cell table:style-name="Table1.A1" office:value-type="string">
                        <text:p text:style-name="P48">100</text:p>
                      </table:table-cell>
                    </table:table-row>
                    <table:table-row>
                      <table:table-cell table:style-name="Table1.A2" office:value-type="string">
                        <text:p text:style-name="P48">100 Mbit</text:p>
                      </table:table-cell>
                      <table:table-cell table:style-name="Table1.A2" office:value-type="string">
                        <text:p text:style-name="P48">19</text:p>
                      </table:table-cell>
                    </table:table-row>
                    <table:table-row>
                      <table:table-cell table:style-name="Table1.A3" office:value-type="string">
                        <text:p text:style-name="P48">1000 Mbit</text:p>
                      </table:table-cell>
                      <table:table-cell table:style-name="Table1.B3" office:value-type="string">
                        <text:p text:style-name="P48">4</text:p>
                      </table:table-cell>
                    </table:table-row>
                  </table:table>
                  <text:p text:style-name="P40"/>
                  <text:p text:style-name="P38"><text:span text:style-name="T4">Identifying Designated Ports</text:span> </text:p>
                  <text:p text:style-name="P18">The third and final step in the STP process is to identify Designated Ports. Each network segment requires a single Designated Port, which has the lowest path cost leading to the Root Bridge. This port will not be placed in a blocking state. A port cannot be both a Designated Port and a Root Port. Ports on the Root Bridge are never placed in a blocking state and always designated ports</text:p>
                  <text:p text:style-name="P18"><text:span text:style-name="T4">Port ID</text:span> </text:p>
                  <text:p text:style-name="P18">In certain circumstances, a tie will occur in both Path Cost and Bridge ID.Consider the following example:</text:p>
                  <text:p text:style-name="P33"><draw:a xlink:type="simple" xlink:href="http://4.bp.blogspot.com/-EsGZb14DJkI/UfeoOdBqcdI/AAAAAAAAHf4/VlZ-KhipaRA/s1600/STP+port+id.jpg"><draw:frame draw:style-name="fr2" draw:name="graphics10" text:anchor-type="as-char" svg:width="4.498cm" svg:height="5.292cm" draw:z-index="10"><draw:image xlink:href="http://4.bp.blogspot.com/-EsGZb14DJkI/UfeoOdBqcdI/AAAAAAAAHf4/VlZ-KhipaRA/s200/STP+port+id.jpg" xlink:type="simple" xlink:show="embed" xlink:actuate="onLoad"/></draw:frame></draw:a></text:p>
                  <text:p text:style-name="P18">If the bandwidth of both links are equal, then both of Switch 2’s interfaces have an equal path cost to the Root Bridge. Which interface will become the Root Port? The tiebreaker should be the lowest Bridge ID, but that cannot be used in this circumstance  </text:p>
                  <text:p text:style-name="P18"/>
                  <text:p text:style-name="P18">In this circumstance, Port ID will be used as the tiebreaker. An interface’s Port ID consists of two parts - a 6-bit port priority value, and the MAC address for that port. Whichever interface has the lowest Port ID will become the Root Port.  </text:p>
                  <text:p text:style-name="P18"/>
                  <text:p text:style-name="Text_20_body">By default, the port priority of an interface is 128. Lowering this value will ensure a specific interface becomes the Root Port:  </text:p>
                  <text:p text:style-name="Quotations"><text:span text:style-name="T4">Switch(config)#</text:span>  int fa0/22<text:line-break/><text:span text:style-name="T4">Switch(config-if)#</text:span>  spanning-tree port-priority 60 </text:p>
                  <text:p text:style-name="P18"> Remember, that port priority is the last tiebreaker STP will consider. STP decides Root and Designated Ports based on the following criteria, and in this order:</text:p>
                  <text:p text:style-name="P18"/>
                  <text:p text:style-name="P18">•  Lowest Path Cost to the Root Bridge </text:p>
                  <text:p text:style-name="P18">•  Lowest Bridge ID </text:p>
                  <text:p text:style-name="P18">•  Lowest Port ID </text:p>
                  <text:p text:style-name="P18"/>
                  <text:p text:style-name="P26">Consider the below example</text:p>
                  <text:p text:style-name="P33"><text:soft-page-break/><draw:a xlink:type="simple" xlink:href="http://3.bp.blogspot.com/-t5yXBA-N0IU/UfesZnEMTMI/AAAAAAAAHgI/waOfHW8LV60/s1600/Root+bridge.jpg"><draw:frame draw:style-name="fr2" draw:name="graphics11" text:anchor-type="as-char" svg:width="10.583cm" svg:height="9.313cm" draw:z-index="11"><draw:image xlink:href="http://3.bp.blogspot.com/-t5yXBA-N0IU/UfesZnEMTMI/AAAAAAAAHgI/waOfHW8LV60/s400/Root+bridge.jpg" xlink:type="simple" xlink:show="embed" xlink:actuate="onLoad"/></draw:frame></draw:a></text:p>
                  <text:p text:style-name="P18">For simplicity the MAC of switches is taken as below</text:p>
                  <text:p text:style-name="P18"/>
                  <text:p text:style-name="P18">MAC of Switch A : <text:span text:style-name="T4">AAA</text:span></text:p>
                  <text:p text:style-name="P18">MAC of Switch B : <text:span text:style-name="T4">BBB</text:span></text:p>
                  <text:p text:style-name="P18">MAC of Switch C : <text:span text:style-name="T4">CCC</text:span></text:p>
                  <text:p text:style-name="P18"/>
                  <text:p text:style-name="P26">Identifying Root bridge</text:p>
                  <text:p text:style-name="P18">In the above example priority of all switches are default (32768).So we have to look at the lowest MAC address to find the root bridge.Switch A having the lowest Mac address among all and elected as Root Bridge.We know all ports of Root bridge will be designated ports(Forwarding state) and represented by D</text:p>
                  <text:p text:style-name="P18"/>
                  <text:p text:style-name="P26">Identifying Root Ports</text:p>
                  <text:p text:style-name="P18">Fa 0/14 of switch B and Fa 0/14 of switch C are the Root port here because they are the shortest path to reach Root Bridge.</text:p>
                  <text:p text:style-name="P18"/>
                  <text:p text:style-name="P26">Identifying the designated ports</text:p>
                  <text:p text:style-name="P18">Now we have to find which port have to designated and which port have to be blocked between Switch B and Switch C.As we know the switch having lowest MAC Address will be the designated port here and other switch will be in blocked state.Here Switch B has lowest MAC address than Switch C.So Fa 0/16 of switch B become designated port and Fa 0/16 of switch C will be alternative port(Blocked Port)</text:p>
                  <text:p text:style-name="Text_20_body"><text:span text:style-name="T4"><text:line-break/></text:span><text:span text:style-name="T8">Points to remember</text:span></text:p>
                  <text:list xml:id="list2050073230" text:style-name="L15">
                    <text:list-item>
                      <text:p text:style-name="P41">STP is also called IEEE 802.1D </text:p>
                    </text:list-item>
                    <text:list-item>
                      <text:p text:style-name="P41">STP is used to avoid loops </text:p>
                    </text:list-item>
                    <text:list-item>
                      <text:p text:style-name="P41">Ethernet has no capacity for detecting loops.If a loop exist,broadcast storm will appear </text:p>
                    </text:list-item>
                    <text:list-item>
                      <text:p text:style-name="P41">STP prevents loop formation by detecting redundant links and disabling them until needed. </text:p>
                    </text:list-item>
                    <text:list-item>
                      <text:p text:style-name="P41">STP is enabled by default in switches </text:p>
                    </text:list-item>
                    <text:list-item>
                      <text:p text:style-name="P41"><text:soft-page-break/>STP works by selecting a switch in the network as a root bridge </text:p>
                    </text:list-item>
                    <text:list-item>
                      <text:p text:style-name="P41">A STP network must select </text:p>
                      <text:list>
                        <text:list-item>
                          <text:p text:style-name="P41">One root bridge </text:p>
                        </text:list-item>
                        <text:list-item>
                          <text:p text:style-name="P41">One root port per non-root bridge </text:p>
                        </text:list-item>
                        <text:list-item>
                          <text:p text:style-name="P41">One designated port per network segment </text:p>
                        </text:list-item>
                      </text:list>
                    </text:list-item>
                    <text:list-item>
                      <text:p text:style-name="P41"><text:span text:style-name="T4">Designated port (DP) :</text:span> All ports in root bridge must be DP.All designated ports will be in forwarding state </text:p>
                    </text:list-item>
                    <text:list-item>
                      <text:p text:style-name="P41"><text:span text:style-name="T4">Root Port (RP) :</text:span> Root port is the port in the non-root bridge that connects the best path to root bridge </text:p>
                    </text:list-item>
                    <text:list-item>
                      <text:p text:style-name="P41"><text:span text:style-name="T4">Blocked port (BP) :</text:span> Such ports will be in blocked state.it will recieve informations from Designated ports but will not end any information through it </text:p>
                    </text:list-item>
                    <text:list-item>
                      <text:p text:style-name="P15">One end of every link must be designated port.Other end may be Blocked Port OR Root Port </text:p>
                    </text:list-item>
                  </text:list>
                  <text:p text:style-name="P18"/>
                  <text:p text:style-name="P11">Interview Questions </text:p>
                  <text:list xml:id="list1704542659" text:style-name="L16">
                    <text:list-item>
                      <text:p text:style-name="P42">What is Spanning tree aka STP ? </text:p>
                    </text:list-item>
                    <text:list-item>
                      <text:p text:style-name="P42">How does STP maintain a loop-free network? </text:p>
                    </text:list-item>
                    <text:list-item>
                      <text:p text:style-name="P42">What parameters can be tuned to influence the selection of a port as a Root or Designated Port? </text:p>
                    </text:list-item>
                    <text:list-item>
                      <text:p text:style-name="P42">What is BDPU ?what is the basics function of BPDU? </text:p>
                    </text:list-item>
                    <text:list-item>
                      <text:p text:style-name="P42">Using the default STP timers, how long does it take for a port to move from the Blocking state to the Forwarding state? </text:p>
                    </text:list-item>
                    <text:list-item>
                      <text:p text:style-name="P42">What is the STP listening state? </text:p>
                    </text:list-item>
                    <text:list-item>
                      <text:p text:style-name="P42">Which command enables RSTP on a switch? </text:p>
                    </text:list-item>
                    <text:list-item>
                      <text:p text:style-name="P42">what is Per-VLAN Spanning Tree Protocol (PVST) </text:p>
                    </text:list-item>
                    <text:list-item>
                      <text:p text:style-name="P42">What is the default bridge priority in a Bridge ID for all Cisco switches? </text:p>
                    </text:list-item>
                    <text:list-item>
                      <text:p text:style-name="P42">Which STP version run default on cisco switches ? </text:p>
                    </text:list-item>
                    <text:list-item>
                      <text:p text:style-name="P42">What is the purpose of Spanning Tree Protocol in a switched LAN? </text:p>
                    </text:list-item>
                    <text:list-item>
                      <text:p text:style-name="P42">Difference between Spanning Tree Protocol (STP) and Rapid Spanning Tree Protocol (RSTP)? </text:p>
                    </text:list-item>
                    <text:list-item>
                      <text:p text:style-name="P42">What is the STP blocking state? </text:p>
                    </text:list-item>
                    <text:list-item>
                      <text:p text:style-name="P42">What is the STP Forwarding state? </text:p>
                    </text:list-item>
                    <text:list-item>
                      <text:p text:style-name="P42">Difference between Root Port and Designated Port? </text:p>
                    </text:list-item>
                    <text:list-item>
                      <text:p text:style-name="P42">What is the difference between path cost and root path cost? </text:p>
                    </text:list-item>
                    <text:list-item>
                      <text:p text:style-name="P42">What is the difference between STP, MSTP, PVST and RSTP? </text:p>
                    </text:list-item>
                    <text:list-item>
                      <text:p text:style-name="P42"> What is path cost? </text:p>
                    </text:list-item>
                    <text:list-item>
                      <text:p text:style-name="P42">Define selection criteria of STP root bridge. </text:p>
                    </text:list-item>
                    <text:list-item>
                      <text:p text:style-name="P42">What are the four spanning tree port states? </text:p>
                    </text:list-item>
                    <text:list-item>
                      <text:p text:style-name="P42">How to non bridge decide which port will elect as root port? </text:p>
                    </text:list-item>
                    <text:list-item>
                      <text:p text:style-name="P42">If a nonroot bridge has two redundant ports with the same root path cost, how does the bridge choose which port will be the root port? </text:p>
                    </text:list-item>
                    <text:list-item>
                      <text:p text:style-name="P42">Port states of spanning tree protocol. </text:p>
                    </text:list-item>
                    <text:list-item>
                      <text:p text:style-name="P42">If the users face delay during initial login, what you will suggest to implement? </text:p>
                    </text:list-item>
                    <text:list-item>
                      <text:p text:style-name="P42">Why spanning tree BPDU filter is used? </text:p>
                    </text:list-item>
                    <text:list-item>
                      <text:p text:style-name="P42">Can I use BPDU filter on trunk ports? </text:p>
                    </text:list-item>
                    <text:list-item>
                      <text:p text:style-name="P42">Which port state is introduced by Rapid-PVST? </text:p>
                    </text:list-item>
                    <text:list-item>
                      <text:p text:style-name="P42">What is Spanning Tree Protocol (STP) PortFast? </text:p>
                    </text:list-item>
                    <text:list-item>
                      <text:p text:style-name="P16">What does STP do when it detects a topology change in the network due to a bridge or link failure? </text:p>
                    </text:list-item>
                  </text:list>
                  <text:p text:style-name="Text_20_body"/>
                </text:section>
                <text:section text:style-name="Sect1" text:name="comments">
                  <text:section text:style-name="Sect1" text:name="comment-holder">
                    <text:section text:style-name="Sect1" text:name="bc_0_4C">
                      <text:section text:style-name="Sect1" text:name="bc_0_4CT">
                        <text:section text:style-name="Sect1" text:name="bc_0_3T">
                          <text:section text:style-name="Sect1" text:name="c6946572012482857870">
                            <text:section text:style-name="Sect1" text:name="bc_0_0M">
                              <text:list xml:id="list1604861657" text:style-name="L18">
                                <text:list-header>
                                  <text:p text:style-name="P43"><draw:frame draw:style-name="fr4" draw:name="graphics12" text:anchor-type="paragraph" svg:width="0.026cm" svg:height="0.041cm" draw:z-index="12"><draw:image xlink:href="http://img.zemanta.com/pixy.gif?x-id=cdd5183e-e04a-400a-aa0e-542ae3b34042" xlink:type="simple" xlink:show="embed" xlink:actuate="onLoad"/></draw:frame><text:soft-page-break/></text:p>
                                </text:list-header>
                              </text:list>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erif" svg:font-family="'Droid Serif', Calibri, 'Times New Roman', serif"/>
    <style:font-face style:name="Lohit Hindi1" svg:font-family="'Lohit Hindi'"/>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admin </meta:initial-creator>
    <meta:creation-date>2014-04-15T16:13:52</meta:creation-date>
    <dc:date>2014-04-15T16:20:51</dc:date>
    <dc:creator>uadmin </dc:creator>
    <meta:editing-duration>P0D</meta:editing-duration>
    <meta:editing-cycles>1</meta:editing-cycles>
    <meta:document-statistic meta:table-count="1" meta:image-count="12" meta:object-count="0" meta:page-count="13" meta:paragraph-count="279" meta:word-count="3744" meta:character-count="21772" meta:non-whitespace-character-count="18148"/>
    <meta:generator>LibreOffice/3.5$Linux_x86 LibreOffice_project/350m1$Build-2</meta:generator>
  </office:meta>
</office:document-meta>
</file>